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6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umber of Messages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ssage Size (Byte)</text:p>
          </table:table-cell>
          <table:table-cell table:formula="of:=256+2" office:value-type="float" office:value="258" calcext:value-type="float">
            <text:p>258</text:p>
          </table:table-cell>
          <table:table-cell table:formula="of:=512 +2" office:value-type="float" office:value="514" calcext:value-type="float">
            <text:p>514</text:p>
          </table:table-cell>
          <table:table-cell table:formula="of:=2+1024" office:value-type="float" office:value="1026" calcext:value-type="float">
            <text:p>1026</text:p>
          </table:table-cell>
          <table:table-cell table:formula="of:=2+4096" office:value-type="float" office:value="4098" calcext:value-type="float">
            <text:p>409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itilization of Message Queue</text:p>
          </table:table-cell>
          <table:table-cell office:value-type="float" office:value="29.03" calcext:value-type="float">
            <text:p>29.0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verhead Message Pass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ndTrip</text:p>
          </table:table-cell>
          <table:table-cell office:value-type="float" office:value="341" calcext:value-type="float">
            <text:p>341</text:p>
          </table:table-cell>
          <table:table-cell office:value-type="float" office:value="344" calcext:value-type="float">
            <text:p>344</text:p>
          </table:table-cell>
          <table:table-cell office:value-type="float" office:value="341" calcext:value-type="float">
            <text:p>34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 [.B13:.B112])" office:value-type="float" office:value="0.25268" calcext:value-type="float">
            <text:p>0.25268</text:p>
          </table:table-cell>
          <table:table-cell table:formula="of:=AVERAGE( [.C13:.C112])" office:value-type="float" office:value="0.26357" calcext:value-type="float">
            <text:p>0.26357</text:p>
          </table:table-cell>
          <table:table-cell table:formula="of:=AVERAGE( [.D13:.D112])" office:value-type="float" office:value="0.24567" calcext:value-type="float">
            <text:p>0.24567</text:p>
          </table:table-cell>
          <table:table-cell table:formula="of:=AVERAGE( [.E13:.E112])" office:value-type="float" office:value="0.26004" calcext:value-type="float">
            <text:p>0.26004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table:style-name="ce1" table:formula="of:=STDEV([.B13:.B112])" office:value-type="float" office:value="0.150584040094935" calcext:value-type="float">
            <text:p>0.15058</text:p>
          </table:table-cell>
          <table:table-cell table:style-name="ce1" table:formula="of:=STDEV([.C13:.C112])" office:value-type="float" office:value="0.160807511194489" calcext:value-type="float">
            <text:p>0.16081</text:p>
          </table:table-cell>
          <table:table-cell table:style-name="ce1" table:formula="of:=STDEV([.D13:.D112])" office:value-type="float" office:value="0.132504930725866" calcext:value-type="float">
            <text:p>0.13250</text:p>
          </table:table-cell>
          <table:table-cell table:style-name="ce1" table:formula="of:=STDEV([.E13:.E112])" office:value-type="float" office:value="0.158428004870581" calcext:value-type="float">
            <text:p>0.158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153" calcext:value-type="float">
            <text:p>0.153</text:p>
          </table:table-cell>
          <table:table-cell office:value-type="float" office:value="0.274" calcext:value-type="float">
            <text:p>0.27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/>
          <table:table-cell office:value-type="float" office:value="0.274" calcext:value-type="float">
            <text:p>0.27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table:number-columns-repeated="3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977" calcext:value-type="float">
            <text:p>0.977</text:p>
          </table:table-cell>
          <table:table-cell table:number-columns-repeated="2"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183" calcext:value-type="float">
            <text:p>0.18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977" calcext:value-type="float">
            <text:p>0.977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305" calcext:value-type="float">
            <text:p>0.305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table:number-columns-repeated="4"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1.282" calcext:value-type="float">
            <text:p>1.282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1.037" calcext:value-type="float">
            <text:p>1.037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table:number-columns-repeated="4"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1.038" calcext:value-type="float">
            <text:p>1.038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1.007" calcext:value-type="float">
            <text:p>1.007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183" calcext:value-type="float">
            <text:p>0.18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table:number-columns-repeated="3" office:value-type="float" office:value="0.214" calcext:value-type="float">
            <text:p>0.214</text:p>
          </table:table-cell>
        </table:table-row>
        <table:table-row table:style-name="ro1">
          <table:table-cell/>
          <table:table-cell table:number-columns-repeated="2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table:number-columns-repeated="4"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1.007" calcext:value-type="float">
            <text:p>1.007</text:p>
          </table:table-cell>
          <table:table-cell table:number-columns-repeated="3"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table:number-columns-repeated="3" office:value-type="float" office:value="0.214" calcext:value-type="float">
            <text:p>0.214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table:number-columns-repeated="3"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977" calcext:value-type="float">
            <text:p>0.977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table:number-columns-repeated="3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3" office:value-type="float" office:value="0.213" calcext:value-type="float">
            <text:p>0.213</text:p>
          </table:table-cell>
        </table:table-row>
        <table:table-row table:style-name="ro1">
          <table:table-cell/>
          <table:table-cell table:number-columns-repeated="2"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</table:table-row>
        <table:table-row table:style-name="ro1">
          <table:table-cell/>
          <table:table-cell table:number-columns-repeated="4"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1.129" calcext:value-type="float">
            <text:p>1.129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976" calcext:value-type="float">
            <text:p>0.976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/>
          <table:table-cell table:number-columns-repeated="2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397" calcext:value-type="float">
            <text:p>0.39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946" calcext:value-type="float">
            <text:p>0.946</text:p>
          </table:table-cell>
          <table:table-cell table:number-columns-repeated="2"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</table:table-row>
        <table:table-row table:style-name="ro1">
          <table:table-cell/>
          <table:table-cell table:number-columns-repeated="3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977" calcext:value-type="float">
            <text:p>0.977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946" calcext:value-type="float">
            <text:p>0.946</text:p>
          </table:table-cell>
          <table:table-cell table:number-columns-repeated="3"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</table:table-row>
        <table:table-row table:style-name="ro1">
          <table:table-cell/>
          <table:table-cell table:number-columns-repeated="3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/>
          <table:table-cell table:number-columns-repeated="3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823" calcext:value-type="float">
            <text:p>0.823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/>
          <table:table-cell table:number-columns-repeated="3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2:42:04.207375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1:26:26.111378039</meta:creation-date>
    <dc:date>2017-05-22T12:55:17.824855650</dc:date>
    <meta:editing-duration>PT44M18S</meta:editing-duration>
    <meta:editing-cycles>3</meta:editing-cycles>
    <meta:generator>LibreOffice/5.1.6.2$Linux_X86_64 LibreOffice_project/10m0$Build-2</meta:generator>
    <meta:document-statistic meta:table-count="1" meta:cell-count="425" meta:object-count="0"/>
  </office:meta>
</office:document-meta>
</file>